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92a3" officeooo:paragraph-rsid="000639a5"/>
    </style:style>
    <style:style style:name="P2" style:family="paragraph" style:parent-style-name="Standard">
      <style:text-properties officeooo:rsid="002141aa" officeooo:paragraph-rsid="000639a5"/>
    </style:style>
    <style:style style:name="P3" style:family="paragraph" style:parent-style-name="Standard">
      <style:text-properties officeooo:rsid="0021ee2e" officeooo:paragraph-rsid="000639a5"/>
    </style:style>
    <style:style style:name="P4" style:family="paragraph" style:parent-style-name="Standard">
      <style:text-properties officeooo:rsid="001d7f23" officeooo:paragraph-rsid="000639a5"/>
    </style:style>
    <style:style style:name="P5" style:family="paragraph" style:parent-style-name="Standard">
      <style:text-properties officeooo:rsid="002025c2" officeooo:paragraph-rsid="000639a5"/>
    </style:style>
    <style:style style:name="P6" style:family="paragraph" style:parent-style-name="Standard">
      <style:text-properties officeooo:rsid="001e5670" officeooo:paragraph-rsid="000639a5"/>
    </style:style>
    <style:style style:name="P7" style:family="paragraph" style:parent-style-name="Standard">
      <style:text-properties officeooo:rsid="001ea3fa" officeooo:paragraph-rsid="000639a5"/>
    </style:style>
    <style:style style:name="P8" style:family="paragraph" style:parent-style-name="Standard">
      <style:text-properties officeooo:paragraph-rsid="000639a5"/>
    </style:style>
    <style:style style:name="T1" style:family="text">
      <style:text-properties officeooo:rsid="002025c2"/>
    </style:style>
    <style:style style:name="T2" style:family="text">
      <style:text-properties officeooo:rsid="001ea3fa"/>
    </style:style>
    <style:style style:name="T3" style:family="text">
      <style:text-properties officeooo:rsid="0021ee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Enemigos: </text:p>
      <text:p text:style-name="P2">.1 Dos tipos de enemigos y Jefe</text:p>
      <text:p text:style-name="P2">2. 4 tipos de enemigos y dos jefes</text:p>
      <text:p text:style-name="P3">3. más tipos, diferentes (volador, elemental)</text:p>
      <text:p text:style-name="P8"/>
      <text:p text:style-name="P4">Wave Phase: </text:p>
      <text:p text:style-name="P4"><text:tab/>-<text:span text:style-name="T1">Acción:</text:span></text:p>
      <text:p text:style-name="P4"><text:tab/><text:tab/><text:span text:style-name="T1">Fase 1: no se juega</text:span></text:p>
      <text:p text:style-name="P5"><text:tab/><text:tab/>Fase 2: no se elige la torre</text:p>
      <text:p text:style-name="P4"><text:tab/><text:tab/><text:span text:style-name="T1">Fase 3: elegir torre</text:span></text:p>
      <text:p text:style-name="P4"><text:tab/>-Habilidades</text:p>
      <text:p text:style-name="P4"><text:tab/><text:tab/><text:span text:style-name="T2">Meteorito / Puño</text:span></text:p>
      <text:p text:style-name="P4"><text:tab/><text:tab/><text:span text:style-name="T3">Gaviota</text:span></text:p>
      <text:p text:style-name="P4"><text:tab/><text:tab/><text:span text:style-name="T2">Reparar</text:span></text:p>
      <text:p text:style-name="P4"><text:tab/><text:tab/></text:p>
      <text:p text:style-name="P6">Preparación Phase:</text:p>
      <text:p text:style-name="P6"><text:tab/><text:span text:style-name="T2">Fase 1 : tiempo</text:span></text:p>
      <text:p text:style-name="P6"><text:tab/><text:span text:style-name="T2">Fase 2 : sin tiempo con arbol de habilidades </text:span></text:p>
      <text:p text:style-name="P6"><text:tab/>-Tiempo !!</text:p>
      <text:p text:style-name="P6">Dinero fuerqa batalla</text:p>
      <text:p text:style-name="P6"><text:tab/>Fase 1<text:tab/>Todo con Dinero</text:p>
      <text:p text:style-name="P6"><text:tab/>Fase 2 EXP</text:p>
      <text:p text:style-name="P6">Mana dentro batalla</text:p>
      <text:p text:style-name="P6"/>
      <text:p text:style-name="P7">Gastar Dinero:</text:p>
      <text:p text:style-name="P7"><text:tab/>Fase 1<text:tab/>Subir de Nivel </text:p>
      <text:p text:style-name="P7"><text:tab/>Fase 2 : Cada torre tiene atributos separados que puedes mejorar</text:p>
      <text:p text:style-name="P7"><text:tab/>Fase 3: Mejoras aplicadas</text:p>
      <text:p text:style-name="P7">Cangrejos:</text:p>
      <text:p text:style-name="P7"><text:tab/>Inmortales</text:p>
      <text:p text:style-name="P7"><text:tab/>Se le aplican las mejoras</text:p>
      <text:p text:style-name="P7"><text:tab/>Psibilidad de cambiar el nombre<text:tab/></text:p>
      <text:p text:style-name="P2">Torre</text:p>
      <text:p text:style-name="P2"><text:tab/>3 Torres</text:p>
      <text:p text:style-name="P2">1. podemos poner amigos</text:p>
      <text:p text:style-name="P2">2. cosas encima de la torre</text:p>
      <text:p text:style-name="P2"/>
      <text:p text:style-name="P2">Music:</text:p>
      <text:p text:style-name="P2">1. 3 canciones: preparación bichos y boss</text:p>
      <text:p text:style-name="P2"/>
      <text:p text:style-name="P2">Sonido:</text:p>
      <text:p text:style-name="P2">1. Disparar Arma</text:p>
      <text:p text:style-name="P2">2. Golpe</text:p>
      <text:p text:style-name="P2">3. Morir Mounstro</text:p>
      <text:p text:style-name="P2">4. Empieza la batalla</text:p>
      <text:p text:style-name="P2"/>
      <text:p text:style-name="P3">Empieza el juego:</text:p>
      <text:p text:style-name="P3">1. Pantalla de juego</text:p>
      <text:p text:style-name="P3">2. Torre del rey ya está construida</text:p>
      <text:p text:style-name="P3">3. 2 Huecos para torre → elige entre tipos de torre (nicialmente 2 daño obj <text:s/>daño area)</text:p>
      <text:p text:style-name="P3">4. Llegan las olas</text:p>
      <text:p text:style-name="P3"><text:soft-page-break/>4.1 Primeros bichos los matan de un golpe</text:p>
      <text:p text:style-name="P3">4.2 Bichos pequeños, daño en area los mata</text:p>
      <text:p text:style-name="P3">4.3 Mezcla</text:p>
      <text:p text:style-name="P3">4.4 Mezcla mas jefe</text:p>
      <text:p text:style-name="P2"/>
      <text:p text:style-name="P2"/>
      <text:p text:style-name="P1">Una estructura de torre, se mejora la torre y se cambia el arma</text:p>
      <text:p text:style-name="P1">Una mejora de atributo y se cambia el arma, se sube de nivel el arma</text:p>
      <text:p text:style-name="P1"/>
      <text:p text:style-name="P1">Atributos: Vida, dañ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25:58.592000000</meta:creation-date>
    <dc:date>2018-07-11T12:35:56.152000000</dc:date>
    <meta:editing-duration>PT9M57S</meta:editing-duration>
    <meta:editing-cycles>1</meta:editing-cycles>
    <meta:document-statistic meta:table-count="0" meta:image-count="0" meta:object-count="0" meta:page-count="2" meta:paragraph-count="53" meta:word-count="234" meta:character-count="1259" meta:non-whitespace-character-count="1043"/>
    <meta:generator>LibreOffice/6.0.5.2$Windows_X86_64 LibreOffice_project/54c8cbb85f300ac59db32fe8a675ff7683cd5a16</meta:generator>
  </office:meta>
</office:document-meta>
</file>